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08cm" draw:fill="solid" draw:fill-color="#ffffff" draw:textarea-horizontal-align="justify" draw:textarea-vertical-align="middle" draw:auto-grow-height="false" fo:min-height="1.8cm" fo:min-width="3.2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15cm" draw:marker-start-width="0.43cm" draw:marker-end-width="0.23cm" draw:fill="solid" draw:fill-color="#ffffff" draw:textarea-horizontal-align="justify" draw:textarea-vertical-align="top" draw:auto-grow-height="false" fo:min-height="9.5cm" fo:min-width="9.85cm" fo:padding-top="0.2cm" fo:padding-bottom="0.2cm" fo:padding-left="0.325cm" fo:padding-right="0.325cm"/>
      <style:paragraph-properties style:writing-mode="lr-tb"/>
    </style:style>
    <style:style style:name="gr3" style:family="graphic" style:parent-style-name="objectwithoutfill">
      <style:graphic-properties svg:stroke-width="0.05cm" draw:marker-start-width="0.28cm" draw:marker-end="Arrow" draw:marker-end-width="0.3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8cm" draw:marker-end-width="0.08cm" draw:fill="solid" draw:fill-color="#ffffff" draw:textarea-horizontal-align="justify" draw:textarea-vertical-align="middle" draw:auto-grow-height="false" fo:min-height="1.2cm" fo:min-width="8.55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2.1cm" svg:x="2.6cm" svg:y="5.4cm">
          <text:p text:style-name="P1">Client /</text:p>
          <text:p text:style-name="P1">API </text:p>
          <text:p text:style-name="P1">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0.5cm" svg:height="9.9cm" svg:x="8.5cm" svg:y="4.5cm">
          <text:p text:style-name="P3"><text:span text:style-name="T1">Servic</text:span><text:span text:style-name="T1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3.8cm" svg:height="2.1cm" svg:x="21.7cm" svg:y="11.9cm">
          <text:p text:style-name="P1">Databa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6.4cm" svg:y1="6.45cm" svg:x2="9.2cm" svg:y2="6.45cm" draw:start-shape="id1" draw:start-glue-point="7" draw:end-shape="id2" draw:end-glue-point="5" svg:d="M6400 6450h2800" svg:viewBox="0 0 2801 1">
          <text:p/>
        </draw:connector>
        <draw:custom-shape draw:style-name="gr4" draw:text-style-name="P2" xml:id="id2" draw:id="id2" draw:layer="layout" svg:width="9.1cm" svg:height="1.5cm" svg:x="9.2cm" svg:y="5.7cm">
          <text:p text:style-name="P1">Controll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9.1cm" svg:height="1.5cm" svg:x="9.201cm" svg:y="8.901cm">
          <text:p text:style-name="P1">Business Logi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9.1cm" svg:height="1.5cm" svg:x="9.202cm" svg:y="12.202cm">
          <text:p text:style-name="P1">Data Acc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8.302cm" svg:y1="12.952cm" svg:x2="21.7cm" svg:y2="12.95cm" draw:start-shape="id3" draw:start-glue-point="7" draw:end-shape="id4" draw:end-glue-point="5" svg:d="M18302 12952h1700v-2h1698" svg:viewBox="0 0 3399 3">
          <text:p/>
        </draw:connector>
        <draw:connector draw:style-name="gr3" draw:text-style-name="P5" draw:layer="layout" svg:x1="13.75cm" svg:y1="7.2cm" svg:x2="13.751cm" svg:y2="8.901cm" draw:start-shape="id2" draw:start-glue-point="6" draw:end-shape="id5" draw:end-glue-point="4" svg:d="M13750 7200v851h1v850" svg:viewBox="0 0 2 1702">
          <text:p/>
        </draw:connector>
        <draw:connector draw:style-name="gr3" draw:text-style-name="P5" draw:layer="layout" svg:x1="13.751cm" svg:y1="10.401cm" svg:x2="13.752cm" svg:y2="12.202cm" draw:start-shape="id5" draw:end-shape="id3" draw:end-glue-point="4" svg:d="M13751 10401v901h1v900" svg:viewBox="0 0 2 18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3:20:37.924130912</meta:creation-date>
    <dc:date>2021-03-06T12:26:00.400440797</dc:date>
    <meta:editing-duration>PT28M26S</meta:editing-duration>
    <meta:editing-cycles>8</meta:editing-cycles>
    <meta:generator>LibreOffice/6.4.6.2$Linux_X86_64 LibreOffice_project/40$Build-2</meta:generator>
    <meta:document-statistic meta:object-count="10"/>
  </office:meta>
</office:document-meta>
</file>